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rw-din" svg:font-family="urw-din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0c9c" officeooo:paragraph-rsid="00090c9c"/>
    </style:style>
    <style:style style:name="P2" style:family="paragraph" style:parent-style-name="Standard">
      <style:text-properties officeooo:rsid="0009f75e" officeooo:paragraph-rsid="0009f75e"/>
    </style:style>
    <style:style style:name="P3" style:family="paragraph" style:parent-style-name="Text_20_body">
      <style:text-properties fo:font-variant="normal" fo:text-transform="none" fo:color="#40424e" style:font-name="urw-din" fo:font-size="12.75pt" fo:letter-spacing="normal" fo:font-style="normal" fo:font-weight="normal" officeooo:rsid="0009f75e" officeooo:paragraph-rsid="0009f75e"/>
    </style:style>
    <style:style style:name="P4" style:family="paragraph" style:parent-style-name="Text_20_body" style:list-style-name="L1">
      <style:paragraph-properties fo:margin-left="0.635cm" fo:margin-right="0cm" fo:margin-top="0cm" fo:margin-bottom="0cm" loext:contextual-spacing="false" fo:line-height="158%" fo:text-align="start" style:justify-single-word="false" fo:orphans="2" fo:widows="2" fo:text-indent="0cm" style:auto-text-indent="false" fo:padding="0cm" fo:border="none"/>
      <style:text-properties fo:font-variant="normal" fo:text-transform="none" fo:color="#40424e" style:font-name="urw-din" fo:font-size="12.75pt" fo:letter-spacing="normal" fo:font-style="normal" fo:font-weight="normal"/>
    </style:style>
    <style:style style:name="T1" style:family="text">
      <style:text-properties officeooo:rsid="0009f75e"/>
    </style:style>
    <style:style style:name="T2" style:family="text">
      <style:text-properties officeooo:rsid="000bd4d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nline assesment previous year:-</text:p>
      <text:p text:style-name="P1">1.Additive number:- <text:s/><text:a xlink:type="simple" xlink:href="https://leetcode.com/problems/additive-number/" text:style-name="Internet_20_link" text:visited-style-name="Visited_20_Internet_20_Link">https://leetcode.com/problems/additive-number/</text:a></text:p>
      <text:p text:style-name="P1"/>
      <text:p text:style-name="P1">2.Scramble string :- <text:a xlink:type="simple" xlink:href="https://leetcode.com/problems/scramble-string/" text:style-name="Internet_20_link" text:visited-style-name="Visited_20_Internet_20_Link">https://leetcode.com/problems/scramble-string/</text:a></text:p>
      <text:p text:style-name="P1"/>
      <text:p text:style-name="P1">3.<text:span text:style-name="T1">Expression evlauation Dp:- </text:span><text:a xlink:type="simple" xlink:href="https://www.geeksforgeeks.org/minimum-maximum-values-expression/" text:style-name="Internet_20_link" text:visited-style-name="Visited_20_Internet_20_Link"><text:span text:style-name="T1">https://www.geeksforgeeks.org/minimum-maximum-values-expression/</text:span></text:a></text:p>
      <text:p text:style-name="P1"/>
      <text:p text:style-name="P2">4.<text:span text:style-name="T2">find all anagram of string in a target string :- </text:span><text:a xlink:type="simple" xlink:href="https://leetcode.com/problems/find-all-anagrams-in-a-string/" text:style-name="Internet_20_link" text:visited-style-name="Visited_20_Internet_20_Link"><text:span text:style-name="T2">https://leetcode.com/problems/find-all-anagrams-in-a-string/</text:span></text:a></text:p>
      <text:p text:style-name="P2"/>
      <text:p text:style-name="P3">https://www.hackerrank.com/test/b9do889r1jt/f01fcb3877d6427963e49d214cb6f4ba</text:p>
      <text:list xml:id="list3953843518" text:style-name="L1">
        <text:list-item>
          <text:p text:style-name="P4">https://www.hackerrank.com/test/jbict2bdi2/2b5d0357018560038b3849fedc999f1e</text:p>
        </text:list-item>
      </text:list>
      <text:p text:style-name="Text_20_body"><text:lin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rw-din" svg:font-family="urw-din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0T23:52:55.002205880</meta:creation-date>
    <dc:date>2021-05-21T08:51:25.216848635</dc:date>
    <meta:editing-duration>PT8H7M47S</meta:editing-duration>
    <meta:editing-cycles>1</meta:editing-cycles>
    <meta:document-statistic meta:table-count="0" meta:image-count="0" meta:object-count="0" meta:page-count="1" meta:paragraph-count="8" meta:word-count="29" meta:character-count="524" meta:non-whitespace-character-count="501"/>
    <meta:generator>LibreOffice/6.0.7.3$Linux_X86_64 LibreOffice_project/00m0$Build-3</meta:generator>
  </office:meta>
</office:document-meta>
</file>